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3d79c" officeooo:paragraph-rsid="0003d79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3d79c" officeooo:paragraph-rsid="0003d79c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me Design Assignment #1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3:52:11.747524832</meta:creation-date>
    <dc:date>2018-11-21T00:00:42.469223975</dc:date>
    <meta:editing-duration>PT8M37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4" meta:character-count="25" meta:non-whitespace-character-count="22"/>
  </office:meta>
</office:document-meta>
</file>